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24in" style:rel-column-width="6553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J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J2" style:family="table-cell">
      <style:table-cell-properties fo:padding="0.0382in" fo:border-left="0.05pt solid #000000" fo:border-right="0.05pt solid #000000" fo:border-top="none" fo:border-bottom="none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924in" style:rel-column-width="6553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J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J2" style:family="table-cell">
      <style:table-cell-properties fo:padding="0.0382in" fo:border-left="0.05pt solid #000000" fo:border-right="0.05pt solid #000000" fo:border-top="none" fo:border-bottom="none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J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officeooo:rsid="001caca3" officeooo:paragraph-rsid="001caca3"/>
    </style:style>
    <style:style style:name="P2" style:family="paragraph" style:parent-style-name="Standard">
      <style:text-properties fo:font-weight="bold" officeooo:rsid="001caca3" officeooo:paragraph-rsid="001caca3" style:font-weight-asian="bold" style:font-weight-complex="bold"/>
    </style:style>
    <style:style style:name="P3" style:family="paragraph" style:parent-style-name="Standard">
      <style:text-properties fo:font-weight="bold" officeooo:rsid="001dd311" officeooo:paragraph-rsid="001dd311" style:font-weight-asian="bold" style:font-weight-complex="bold"/>
    </style:style>
    <style:style style:name="P4" style:family="paragraph" style:parent-style-name="Standard">
      <style:text-properties fo:font-weight="bold" officeooo:rsid="001dd311" officeooo:paragraph-rsid="001e966a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1caca3" officeooo:paragraph-rsid="001caca3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21f211" officeooo:paragraph-rsid="0021f211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21feaa" officeooo:paragraph-rsid="0021feaa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4aad2" officeooo:paragraph-rsid="0024aad2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24aad2" officeooo:paragraph-rsid="0024aad2" style:font-weight-asian="bold" style:font-weight-complex="bold"/>
    </style:style>
    <style:style style:name="P10" style:family="paragraph" style:parent-style-name="Table_20_Contents">
      <style:text-properties officeooo:rsid="0024aad2" officeooo:paragraph-rsid="0024aad2"/>
    </style:style>
    <style:style style:name="P11" style:family="paragraph" style:parent-style-name="Table_20_Contents">
      <style:text-properties fo:font-weight="bold" officeooo:rsid="0024aad2" officeooo:paragraph-rsid="0024aad2" style:font-weight-asian="bold" style:font-weight-complex="bold"/>
    </style:style>
    <style:style style:name="P12" style:family="paragraph" style:parent-style-name="Table_20_Contents">
      <style:text-properties officeooo:paragraph-rsid="0024aad2"/>
    </style:style>
    <style:style style:name="P13" style:family="paragraph" style:parent-style-name="Table_20_Contents">
      <style:text-properties fo:font-size="11pt" officeooo:rsid="00255875" officeooo:paragraph-rsid="00255875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d311" style:font-weight-asian="normal" style:font-weight-complex="normal"/>
    </style:style>
    <style:style style:name="T3" style:family="text">
      <style:text-properties fo:font-weight="normal" officeooo:rsid="001e966a" style:font-weight-asian="normal" style:font-weight-complex="normal"/>
    </style:style>
    <style:style style:name="T4" style:family="text">
      <style:text-properties fo:font-weight="normal" officeooo:rsid="001f90aa" style:font-weight-asian="normal" style:font-weight-complex="normal"/>
    </style:style>
    <style:style style:name="T5" style:family="text">
      <style:text-properties fo:font-weight="normal" officeooo:rsid="0020cacd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1fe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ena Bales and Josh Bowen</text:p>
      <text:p text:style-name="P1">01/11/2016</text:p>
      <text:p text:style-name="P1"/>
      <text:p text:style-name="P2">CS325 – Analysis of Algorithms – Group Assignment 1</text:p>
      <text:p text:style-name="P2"/>
      <text:p text:style-name="P5">Pseudocode</text:p>
      <text:p text:style-name="P2"/>
      <text:p text:style-name="P2"><text:span text:style-name="T1">Algorithm 1 – Enumeration:</text:span></text:p>
      <text:p text:style-name="P2"><text:span text:style-name="T1">sum is an integer</text:span></text:p>
      <text:p text:style-name="P2"><text:span text:style-name="T1">maxsum is an integer</text:span></text:p>
      <text:p text:style-name="P2"><text:span text:style-name="T1">a is an array with n+1 entries</text:span></text:p>
      <text:p text:style-name="P2"/>
      <text:p text:style-name="P2"><text:span text:style-name="T1">maxsum = 0</text:span></text:p>
      <text:p text:style-name="P2"><text:span text:style-name="T1">for i from 0 to (n-1) do</text:span></text:p>
      <text:p text:style-name="P2"><text:span text:style-name="T1"><text:tab/>for j from 1 to n do</text:span></text:p>
      <text:p text:style-name="P2"><text:span text:style-name="T1"><text:tab/><text:tab/>sum = 0</text:span></text:p>
      <text:p text:style-name="P2"><text:span text:style-name="T1"><text:tab/><text:tab/>for k from i to j do</text:span></text:p>
      <text:p text:style-name="P2"><text:span text:style-name="T1"><text:tab/><text:tab/><text:tab/>sum += a[k]</text:span></text:p>
      <text:p text:style-name="P2"><text:span text:style-name="T1"><text:tab/><text:tab/>if sum &gt; maxsum</text:span></text:p>
      <text:p text:style-name="P2"><text:span text:style-name="T1"><text:tab/><text:tab/><text:tab/>maxsum = sum</text:span></text:p>
      <text:p text:style-name="P2"/>
      <text:p text:style-name="P2"/>
      <text:p text:style-name="P2"><text:span text:style-name="T1">Algorithm 2 – Better Enumeration:</text:span></text:p>
      <text:p text:style-name="P2"><text:span text:style-name="T1">sum is an integer</text:span></text:p>
      <text:p text:style-name="P2"><text:span text:style-name="T1">maxsum is an integer</text:span></text:p>
      <text:p text:style-name="P2"><text:span text:style-name="T1">a is an array with n+1 entries</text:span></text:p>
      <text:p text:style-name="P2"/>
      <text:p text:style-name="P2"><text:span text:style-name="T1">sum = 0</text:span></text:p>
      <text:p text:style-name="P2"><text:span text:style-name="T1">maxsum = 0</text:span></text:p>
      <text:p text:style-name="P2"><text:span text:style-name="T1">for j from </text:span><text:span text:style-name="T5">1</text:span><text:span text:style-name="T1"> to </text:span><text:span text:style-name="T2">length(a)</text:span><text:span text:style-name="T1"> do</text:span></text:p>
      <text:p text:style-name="P2"><text:span text:style-name="T1"><text:tab/></text:span><text:span text:style-name="T2">sum = 0</text:span></text:p>
      <text:p text:style-name="P2"><text:span text:style-name="T2"><text:tab/>for i from 0 to j do</text:span></text:p>
      <text:p text:style-name="P2"><text:span text:style-name="T1"><text:tab/><text:tab/>sum += a[</text:span><text:span text:style-name="T2">i</text:span><text:span text:style-name="T1">]</text:span></text:p>
      <text:p text:style-name="P2"><text:span text:style-name="T1"><text:tab/><text:tab/></text:span><text:span text:style-name="T2">if sum &gt; maxsum</text:span></text:p>
      <text:p text:style-name="P2"><text:span text:style-name="T2"><text:tab/><text:tab/><text:tab/>maxsum = sum</text:span></text:p>
      <text:p text:style-name="P2"><text:span text:style-name="T2"><text:tab/>for i from 0 to j</text:span></text:p>
      <text:p text:style-name="P2"><text:span text:style-name="T2"><text:tab/><text:tab/>sum -= a[i]</text:span></text:p>
      <text:p text:style-name="P2"><text:span text:style-name="T2"><text:tab/><text:tab/>if sum &gt; maxsum</text:span></text:p>
      <text:p text:style-name="P2"><text:span text:style-name="T2"><text:tab/><text:tab/><text:tab/>maxsum = sum</text:span></text:p>
      <text:p text:style-name="P2"/>
      <text:p text:style-name="P2"/>
      <text:p text:style-name="P3"><text:span text:style-name="T1">Algorithm 3 – Dynamic Programming</text:span></text:p>
      <text:p text:style-name="P3"><text:span text:style-name="T1">a is an array with n entries</text:span></text:p>
      <text:p text:style-name="P3"><text:span text:style-name="T1">maxsub is an integer</text:span></text:p>
      <text:p text:style-name="P3"><text:span text:style-name="T1">maxsuf is an integer</text:span></text:p>
      <text:p text:style-name="P3"/>
      <text:p text:style-name="P3"><text:span text:style-name="T1">maxsub = 0</text:span></text:p>
      <text:p text:style-name="P3"><text:span text:style-name="T1">maxsuf = 0</text:span></text:p>
      <text:p text:style-name="P3"><text:span text:style-name="T1">for i from </text:span><text:span text:style-name="T4">1</text:span><text:span text:style-name="T1"> </text:span><text:span text:style-name="T3">to length(a) do</text:span></text:p>
      <text:p text:style-name="P3"><text:soft-page-break/><text:span text:style-name="T3"><text:tab/>if maxsuf + a[i] &gt; 0</text:span></text:p>
      <text:p text:style-name="P3"><text:span text:style-name="T3"><text:tab/><text:tab/>maxsuf += a[i]</text:span></text:p>
      <text:p text:style-name="P3"><text:span text:style-name="T3"><text:tab/>else</text:span></text:p>
      <text:p text:style-name="P3"><text:span text:style-name="T3"><text:tab/><text:tab/>maxsuf = 0</text:span></text:p>
      <text:p text:style-name="P4"><text:span text:style-name="T3"><text:tab/>if maxsub &lt; maxsuf</text:span></text:p>
      <text:p text:style-name="P4"><text:span text:style-name="T3"><text:tab/><text:tab/>maxsub = maxsuf</text:span></text:p>
      <text:p text:style-name="P4"/>
      <text:p text:style-name="P6">Runtime Analysis</text:p>
      <text:p text:style-name="P6"/>
      <text:p text:style-name="P6"><text:span text:style-name="T6">Algorithm 1 – Enumeration</text:span></text:p>
      <text:p text:style-name="P6"><text:span text:style-name="T6">sum from i=0 to n-1 of( sum from j=1 to n of( </text:span><text:span text:style-name="T7">sum from k=i to j of ( add ) + comp </text:span><text:span text:style-name="T6">))</text:span></text:p>
      <text:p text:style-name="P7"><text:span text:style-name="T6">O(n^3)</text:span></text:p>
      <text:p text:style-name="P7"/>
      <text:p text:style-name="P7"><text:span text:style-name="T6">Algorithm 2 – Better Enumeration</text:span></text:p>
      <text:p text:style-name="P7"><text:span text:style-name="T6">sum from j=1 to n of( sum from i=0 to j of( 1 add and 1 comp ) + sum from i=0 to j of( 1 sub and 1 comp ))</text:span></text:p>
      <text:p text:style-name="P7"><text:span text:style-name="T6">O(nlogn)</text:span></text:p>
      <text:p text:style-name="P7"/>
      <text:p text:style-name="P7"><text:span text:style-name="T6">Algorithm 3 – Dynamic Programming</text:span></text:p>
      <text:p text:style-name="P7"><text:span text:style-name="T6">sum from i=0 to n of( <text:s/>2 add and 2 comp )</text:span></text:p>
      <text:p text:style-name="P7"><text:span text:style-name="T6">O(n)</text:span></text:p>
      <text:p text:style-name="P4"/>
      <text:p text:style-name="P8"><text:span text:style-name="T3">E</text:span><text:span text:style-name="T1">xperimental Runtime Analysis</text:span></text:p>
      <text:p text:style-name="P9"/>
      <table:table table:name="Table1" table:style-name="Table1">
        <table:table-column table:style-name="Table1.A" table:number-columns-repeated="10"/>
        <table:table-row>
          <table:table-cell table:style-name="Table1.A1" office:value-type="string">
            <text:p text:style-name="P11">N</text:p>
          </table:table-cell>
          <table:table-cell table:style-name="Table1.A1" office:value-type="string">
            <text:p text:style-name="P11">100</text:p>
          </table:table-cell>
          <table:table-cell table:style-name="Table1.A1" office:value-type="string">
            <text:p text:style-name="P11">200</text:p>
          </table:table-cell>
          <table:table-cell table:style-name="Table1.A1" office:value-type="string">
            <text:p text:style-name="P11">300</text:p>
          </table:table-cell>
          <table:table-cell table:style-name="Table1.A1" office:value-type="string">
            <text:p text:style-name="P11">400</text:p>
          </table:table-cell>
          <table:table-cell table:style-name="Table1.A1" office:value-type="string">
            <text:p text:style-name="P11">500</text:p>
          </table:table-cell>
          <table:table-cell table:style-name="Table1.A1" office:value-type="string">
            <text:p text:style-name="P11">600</text:p>
          </table:table-cell>
          <table:table-cell table:style-name="Table1.A1" office:value-type="string">
            <text:p text:style-name="P11">700</text:p>
          </table:table-cell>
          <table:table-cell table:style-name="Table1.A1" office:value-type="string">
            <text:p text:style-name="P11">800</text:p>
          </table:table-cell>
          <table:table-cell table:style-name="Table1.J1" office:value-type="string">
            <text:p text:style-name="P11">900</text:p>
          </table:table-cell>
        </table:table-row>
        <table:table-row>
          <table:table-cell table:style-name="Table1.A2" office:value-type="string">
            <text:p text:style-name="P11">A1</text:p>
          </table:table-cell>
          <table:table-cell table:style-name="Table1.A2" office:value-type="string">
            <text:p text:style-name="P13">0.001163</text:p>
          </table:table-cell>
          <table:table-cell table:style-name="Table1.A2" office:value-type="string">
            <text:p text:style-name="P13">0.008885</text:p>
          </table:table-cell>
          <table:table-cell table:style-name="Table1.A2" office:value-type="string">
            <text:p text:style-name="P13">0.028255</text:p>
          </table:table-cell>
          <table:table-cell table:style-name="Table1.A2" office:value-type="string">
            <text:p text:style-name="P13">0.064608</text:p>
          </table:table-cell>
          <table:table-cell table:style-name="Table1.A2" office:value-type="string">
            <text:p text:style-name="P13">0.126310</text:p>
          </table:table-cell>
          <table:table-cell table:style-name="Table1.A2" office:value-type="string">
            <text:p text:style-name="P13">0.216502</text:p>
          </table:table-cell>
          <table:table-cell table:style-name="Table1.A2" office:value-type="string">
            <text:p text:style-name="P13">0.342391</text:p>
          </table:table-cell>
          <table:table-cell table:style-name="Table1.A2" office:value-type="string">
            <text:p text:style-name="P13">0.510172</text:p>
          </table:table-cell>
          <table:table-cell table:style-name="Table1.J2" office:value-type="string">
            <text:p text:style-name="P13">0.724427</text:p>
          </table:table-cell>
        </table:table-row>
        <table:table-row>
          <table:table-cell table:style-name="Table1.A2" office:value-type="string">
            <text:p text:style-name="P11">A2</text:p>
          </table:table-cell>
          <table:table-cell table:style-name="Table1.A2" office:value-type="string">
            <text:p text:style-name="P13">0.000068</text:p>
          </table:table-cell>
          <table:table-cell table:style-name="Table1.A2" office:value-type="string">
            <text:p text:style-name="P13">0.000256</text:p>
          </table:table-cell>
          <table:table-cell table:style-name="Table1.A2" office:value-type="string">
            <text:p text:style-name="P13">0.000567</text:p>
          </table:table-cell>
          <table:table-cell table:style-name="Table1.A2" office:value-type="string">
            <text:p text:style-name="P13">0.001003</text:p>
          </table:table-cell>
          <table:table-cell table:style-name="Table1.A2" office:value-type="string">
            <text:p text:style-name="P13">0.001580</text:p>
          </table:table-cell>
          <table:table-cell table:style-name="Table1.A2" office:value-type="string">
            <text:p text:style-name="P13">0.002266</text:p>
          </table:table-cell>
          <table:table-cell table:style-name="Table1.A2" office:value-type="string">
            <text:p text:style-name="P13">0.003147</text:p>
          </table:table-cell>
          <table:table-cell table:style-name="Table1.A2" office:value-type="string">
            <text:p text:style-name="P13">0.005534</text:p>
          </table:table-cell>
          <table:table-cell table:style-name="Table1.J2" office:value-type="string">
            <text:p text:style-name="P13">0.005450</text:p>
          </table:table-cell>
        </table:table-row>
        <table:table-row>
          <table:table-cell table:style-name="Table1.A4" office:value-type="string">
            <text:p text:style-name="P11">A3</text:p>
          </table:table-cell>
          <table:table-cell table:style-name="Table1.A4" office:value-type="string">
            <text:p text:style-name="P13">0.000013</text:p>
          </table:table-cell>
          <table:table-cell table:style-name="Table1.A4" office:value-type="string">
            <text:p text:style-name="P13">0.000016</text:p>
          </table:table-cell>
          <table:table-cell table:style-name="Table1.A4" office:value-type="string">
            <text:p text:style-name="P13">0.000024</text:p>
          </table:table-cell>
          <table:table-cell table:style-name="Table1.A4" office:value-type="string">
            <text:p text:style-name="P13">0.000029</text:p>
          </table:table-cell>
          <table:table-cell table:style-name="Table1.A4" office:value-type="string">
            <text:p text:style-name="P13">0.000037</text:p>
          </table:table-cell>
          <table:table-cell table:style-name="Table1.A4" office:value-type="string">
            <text:p text:style-name="P13">0.000043</text:p>
          </table:table-cell>
          <table:table-cell table:style-name="Table1.A4" office:value-type="string">
            <text:p text:style-name="P13">0.000050</text:p>
          </table:table-cell>
          <table:table-cell table:style-name="Table1.A4" office:value-type="string">
            <text:p text:style-name="P13">0.000058</text:p>
          </table:table-cell>
          <table:table-cell table:style-name="Table1.J4" office:value-type="string">
            <text:p text:style-name="P13">0.000064</text:p>
          </table:table-cell>
        </table:table-row>
      </table:table>
      <text:p text:style-name="P9"/>
      <table:table table:name="Table2" table:style-name="Table2">
        <table:table-column table:style-name="Table2.A" table:number-columns-repeated="10"/>
        <table:table-row>
          <table:table-cell table:style-name="Table2.A1" office:value-type="string">
            <text:p text:style-name="P11">N</text:p>
          </table:table-cell>
          <table:table-cell table:style-name="Table2.A1" office:value-type="string">
            <text:p text:style-name="P11">1000</text:p>
          </table:table-cell>
          <table:table-cell table:style-name="Table2.A1" office:value-type="string">
            <text:p text:style-name="P11">2000</text:p>
          </table:table-cell>
          <table:table-cell table:style-name="Table2.A1" office:value-type="string">
            <text:p text:style-name="P11">3000</text:p>
          </table:table-cell>
          <table:table-cell table:style-name="Table2.A1" office:value-type="string">
            <text:p text:style-name="P11">4000</text:p>
          </table:table-cell>
          <table:table-cell table:style-name="Table2.A1" office:value-type="string">
            <text:p text:style-name="P11">5000</text:p>
          </table:table-cell>
          <table:table-cell table:style-name="Table2.A1" office:value-type="string">
            <text:p text:style-name="P11">6000</text:p>
          </table:table-cell>
          <table:table-cell table:style-name="Table2.A1" office:value-type="string">
            <text:p text:style-name="P11">7000</text:p>
          </table:table-cell>
          <table:table-cell table:style-name="Table2.A1" office:value-type="string">
            <text:p text:style-name="P11">8000</text:p>
          </table:table-cell>
          <table:table-cell table:style-name="Table2.J1" office:value-type="string">
            <text:p text:style-name="P11">9000</text:p>
          </table:table-cell>
        </table:table-row>
        <table:table-row>
          <table:table-cell table:style-name="Table2.A2" office:value-type="string">
            <text:p text:style-name="P11">A1</text:p>
          </table:table-cell>
          <table:table-cell table:style-name="Table2.A2" office:value-type="string">
            <text:p text:style-name="P10">/</text:p>
          </table:table-cell>
          <table:table-cell table:style-name="Table2.A2" office:value-type="string">
            <text:p text:style-name="P10">/</text:p>
          </table:table-cell>
          <table:table-cell table:style-name="Table2.A2" office:value-type="string">
            <text:p text:style-name="P10">/</text:p>
          </table:table-cell>
          <table:table-cell table:style-name="Table2.A2" office:value-type="string">
            <text:p text:style-name="P10">/</text:p>
          </table:table-cell>
          <table:table-cell table:style-name="Table2.A2" office:value-type="string">
            <text:p text:style-name="P10">/</text:p>
          </table:table-cell>
          <table:table-cell table:style-name="Table2.A2" office:value-type="string">
            <text:p text:style-name="P10">/</text:p>
          </table:table-cell>
          <table:table-cell table:style-name="Table2.A2" office:value-type="string">
            <text:p text:style-name="P12">/</text:p>
          </table:table-cell>
          <table:table-cell table:style-name="Table2.A2" office:value-type="string">
            <text:p text:style-name="P12">/</text:p>
          </table:table-cell>
          <table:table-cell table:style-name="Table2.J2" office:value-type="string">
            <text:p text:style-name="P12">/</text:p>
          </table:table-cell>
        </table:table-row>
        <table:table-row>
          <table:table-cell table:style-name="Table2.A2" office:value-type="string">
            <text:p text:style-name="P11">A2</text:p>
          </table:table-cell>
          <table:table-cell table:style-name="Table2.A2" office:value-type="string">
            <text:p text:style-name="P13">0.006772</text:p>
          </table:table-cell>
          <table:table-cell table:style-name="Table2.A2" office:value-type="string">
            <text:p text:style-name="P13">0.024944</text:p>
          </table:table-cell>
          <table:table-cell table:style-name="Table2.A2" office:value-type="string">
            <text:p text:style-name="P13">0.056858</text:p>
          </table:table-cell>
          <table:table-cell table:style-name="Table2.A2" office:value-type="string">
            <text:p text:style-name="P13">0.100243</text:p>
          </table:table-cell>
          <table:table-cell table:style-name="Table2.A2" office:value-type="string">
            <text:p text:style-name="P13">0.155825</text:p>
          </table:table-cell>
          <table:table-cell table:style-name="Table2.A2" office:value-type="string">
            <text:p text:style-name="P13">0.224466</text:p>
          </table:table-cell>
          <table:table-cell table:style-name="Table2.A2" office:value-type="string">
            <text:p text:style-name="P13">0.304192</text:p>
          </table:table-cell>
          <table:table-cell table:style-name="Table2.A2" office:value-type="string">
            <text:p text:style-name="P13">0.397548</text:p>
          </table:table-cell>
          <table:table-cell table:style-name="Table2.J2" office:value-type="string">
            <text:p text:style-name="P13">0.504493</text:p>
          </table:table-cell>
        </table:table-row>
        <table:table-row>
          <table:table-cell table:style-name="Table2.A4" office:value-type="string">
            <text:p text:style-name="P11">A3</text:p>
          </table:table-cell>
          <table:table-cell table:style-name="Table2.A4" office:value-type="string">
            <text:p text:style-name="P13">0.000072</text:p>
          </table:table-cell>
          <table:table-cell table:style-name="Table2.A4" office:value-type="string">
            <text:p text:style-name="P13">0.000145</text:p>
          </table:table-cell>
          <table:table-cell table:style-name="Table2.A4" office:value-type="string">
            <text:p text:style-name="P13">0.000217</text:p>
          </table:table-cell>
          <table:table-cell table:style-name="Table2.A4" office:value-type="string">
            <text:p text:style-name="P13">0.000288</text:p>
          </table:table-cell>
          <table:table-cell table:style-name="Table2.A4" office:value-type="string">
            <text:p text:style-name="P13">0.000361</text:p>
          </table:table-cell>
          <table:table-cell table:style-name="Table2.A4" office:value-type="string">
            <text:p text:style-name="P13">0.000429</text:p>
          </table:table-cell>
          <table:table-cell table:style-name="Table2.A4" office:value-type="string">
            <text:p text:style-name="P13">0.000538</text:p>
          </table:table-cell>
          <table:table-cell table:style-name="Table2.A4" office:value-type="string">
            <text:p text:style-name="P13">0.000611</text:p>
          </table:table-cell>
          <table:table-cell table:style-name="Table2.J4" office:value-type="string">
            <text:p text:style-name="P13">0.000681</text:p>
          </table:table-cell>
        </table:table-row>
      </table:table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ena Bales</meta:initial-creator>
    <meta:creation-date>2016-01-11T17:09:46.812723369</meta:creation-date>
    <dc:date>2016-01-12T17:21:45.624325120</dc:date>
    <dc:creator>Helena Bales</dc:creator>
    <meta:editing-duration>PT23H41M27S</meta:editing-duration>
    <meta:editing-cycles>4</meta:editing-cycles>
    <meta:generator>LibreOffice/4.2.8.2$Linux_X86_64 LibreOffice_project/420m0$Build-2</meta:generator>
    <meta:document-statistic meta:table-count="2" meta:image-count="0" meta:object-count="0" meta:page-count="2" meta:paragraph-count="136" meta:word-count="355" meta:character-count="1674" meta:non-whitespace-character-count="1407"/>
  </office:meta>
</office:document-meta>
</file>